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200000196B338774D64D5033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948cm, 6.985cm, 0cm)" draw:image-opacity="100%" style:mirror="none"/>
    </style:style>
    <style:style style:name="gr2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2.507cm" fo:min-width="2.8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44cm, 0cm, 0cm, 4.849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702cm"/>
    </style:style>
    <style:style style:name="gr6" style:family="graphic" style:parent-style-name="standard">
      <style:graphic-properties draw:stroke="none" svg:stroke-color="#000000" draw:fill="none" draw:fill-color="#ffffff" fo:min-height="0.775cm"/>
    </style:style>
    <style:style style:name="gr7" style:family="graphic" style:parent-style-name="standard">
      <style:graphic-properties draw:stroke="none" draw:fill="none" fo:min-height="0.703cm"/>
    </style:style>
    <style:style style:name="gr8" style:family="graphic" style:parent-style-name="standard">
      <style:graphic-properties draw:stroke="none" draw:fill="none" fo:min-height="0.59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DejaVu Sans Mono"/>
    </style:style>
    <style:style style:name="P3" style:family="paragraph">
      <loext:graphic-properties draw:fill="none" draw:fill-color="#ffffff"/>
      <style:text-properties style:font-name="DejaVu Sans Mono"/>
    </style:style>
    <style:style style:name="P4" style:family="paragraph">
      <style:paragraph-properties fo:margin-top="0.42cm" fo:margin-bottom="0.35cm"/>
      <style:text-properties style:font-name="DejaVu Sans Mono" fo:font-size="18pt" style:font-size-asian="18pt" style:font-size-complex="18pt"/>
    </style:style>
    <style:style style:name="P5" style:family="paragraph">
      <loext:graphic-properties draw:fill="none"/>
      <style:paragraph-properties fo:margin-top="0.42cm" fo:margin-bottom="0.35cm"/>
      <style:text-properties style:font-name="DejaVu Sans Mono" fo:font-size="18pt" style:font-size-asian="18pt" style:font-size-complex="18pt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65cm" svg:height="3.755cm" svg:x="4.049cm" svg:y="0.101cm">
          <draw:image xlink:href="Pictures/100000000000020200000196B338774D64D5033D.jpg" xlink:type="simple" xlink:show="embed" xlink:actuate="onLoad">
            <text:p/>
          </draw:image>
        </draw:frame>
        <draw:g>
          <draw:custom-shape draw:style-name="gr2" draw:text-style-name="P1" draw:layer="layout" svg:width="3.4cm" svg:height="2.857cm" svg:x="6.88cm" svg:y="11.2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5.777cm" svg:y1="11.865cm" svg:x2="6.881cm" svg:y2="11.865cm">
            <text:p/>
          </draw:line>
          <draw:line draw:style-name="gr3" draw:text-style-name="P1" draw:layer="layout" svg:x1="5.778cm" svg:y1="12.665cm" svg:x2="6.882cm" svg:y2="12.665cm">
            <text:p/>
          </draw:line>
          <draw:line draw:style-name="gr3" draw:text-style-name="P1" draw:layer="layout" svg:x1="5.778cm" svg:y1="13.565cm" svg:x2="6.882cm" svg:y2="13.565cm">
            <text:p/>
          </draw:line>
          <draw:line draw:style-name="gr3" draw:text-style-name="P1" draw:layer="layout" svg:x1="10.271cm" svg:y1="12.265cm" svg:x2="11.232cm" svg:y2="12.265cm">
            <text:p/>
          </draw:line>
          <draw:line draw:style-name="gr3" draw:text-style-name="P1" draw:layer="layout" svg:x1="10.272cm" svg:y1="13.465cm" svg:x2="11.233cm" svg:y2="13.465cm">
            <text:p/>
          </draw:line>
        </draw:g>
        <draw:frame draw:style-name="gr4" draw:text-style-name="P1" draw:layer="layout" svg:width="8.749cm" svg:height="6.296cm" svg:x="4.454cm" svg:y="3.829cm">
          <draw:image xlink:href="Pictures/100000000000020200000196B338774D64D5033D.jpg" xlink:type="simple" xlink:show="embed" xlink:actuate="onLoad">
            <text:p/>
          </draw:image>
        </draw:frame>
        <draw:frame draw:style-name="gr5" draw:text-style-name="P3" draw:layer="layout" svg:width="0.953cm" svg:height="0.988cm" svg:x="4.9cm" svg:y="11.39cm">
          <draw:text-box>
            <text:p text:style-name="P2"><text:span text:style-name="T1">A</text:span></text:p>
          </draw:text-box>
        </draw:frame>
        <draw:frame draw:style-name="gr5" draw:text-style-name="P3" draw:layer="layout" svg:width="0.953cm" svg:height="0.988cm" svg:x="4.901cm" svg:y="12.091cm">
          <draw:text-box>
            <text:p text:style-name="P2"><text:span text:style-name="T1">B</text:span></text:p>
          </draw:text-box>
        </draw:frame>
        <draw:frame draw:style-name="gr6" draw:text-style-name="P3" draw:layer="layout" svg:width="1.345cm" svg:height="1.025cm" svg:x="4.51cm" svg:y="12.992cm">
          <draw:text-box>
            <text:p text:style-name="P2"><text:span text:style-name="T1">Ci</text:span></text:p>
          </draw:text-box>
        </draw:frame>
        <draw:frame draw:style-name="gr6" draw:text-style-name="P3" draw:layer="layout" svg:width="1.345cm" svg:height="1.025cm" svg:x="11.211cm" svg:y="12.993cm">
          <draw:text-box>
            <text:p text:style-name="P2"><text:span text:style-name="T1">Co</text:span></text:p>
          </draw:text-box>
        </draw:frame>
        <draw:frame draw:style-name="gr6" draw:text-style-name="P3" draw:layer="layout" svg:width="1.345cm" svg:height="1.025cm" svg:x="11.212cm" svg:y="11.794cm">
          <draw:text-box>
            <text:p text:style-name="P2"><text:span text:style-name="T1">S</text:span></text:p>
          </draw:text-box>
        </draw:frame>
        <draw:frame draw:style-name="gr7" draw:text-style-name="P5" draw:layer="layout" svg:width="4.417cm" svg:height="0.988cm" svg:x="-0.239cm" svg:y="0.617cm">
          <draw:text-box>
            <text:p text:style-name="P4"><text:span text:style-name="T2">input1Xor1</text:span></text:p>
          </draw:text-box>
        </draw:frame>
        <draw:frame draw:style-name="gr7" draw:text-style-name="P5" draw:layer="layout" svg:width="4.417cm" svg:height="0.988cm" svg:x="-0.238cm" svg:y="1.717cm">
          <draw:text-box>
            <text:p text:style-name="P4"><text:span text:style-name="T2">input2Xor1</text:span></text:p>
          </draw:text-box>
        </draw:frame>
        <draw:frame draw:style-name="gr8" draw:text-style-name="P5" draw:layer="layout" svg:width="4.449cm" svg:height="0.988cm" svg:x="8.955cm" svg:y="8.185cm">
          <draw:text-box>
            <text:p text:style-name="P4"><text:span text:style-name="T2">outputAnd4</text:span></text:p>
          </draw:text-box>
        </draw:frame>
        <draw:frame draw:style-name="gr8" draw:text-style-name="P5" draw:layer="layout" svg:width="4.449cm" svg:height="0.988cm" svg:x="0.556cm" svg:y="4.485cm">
          <draw:text-box>
            <text:p text:style-name="P4"><text:span text:style-name="T2">input1And3</text:span></text:p>
          </draw:text-box>
        </draw:frame>
        <draw:frame draw:style-name="gr8" draw:text-style-name="P5" draw:layer="layout" svg:width="4.449cm" svg:height="0.988cm" svg:x="0.557cm" svg:y="5.585cm">
          <draw:text-box>
            <text:p text:style-name="P4"><text:span text:style-name="T2">input2And3</text:span></text:p>
          </draw:text-box>
        </draw:frame>
        <draw:frame draw:style-name="gr8" draw:text-style-name="P5" draw:layer="layout" svg:width="4.449cm" svg:height="0.988cm" svg:x="0.558cm" svg:y="7.485cm">
          <draw:text-box>
            <text:p text:style-name="P4"><text:span text:style-name="T2">input1And4</text:span></text:p>
          </draw:text-box>
        </draw:frame>
        <draw:frame draw:style-name="gr8" draw:text-style-name="P5" draw:layer="layout" svg:width="4.449cm" svg:height="0.988cm" svg:x="0.559cm" svg:y="8.585cm">
          <draw:text-box>
            <text:p text:style-name="P4"><text:span text:style-name="T2">input2And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3.97cm" fo:page-height="14.2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15T16:11:25.978809069</meta:creation-date>
    <dc:date>2023-02-18T11:16:46.998377579</dc:date>
    <meta:editing-duration>PT18M31S</meta:editing-duration>
    <meta:editing-cycles>3</meta:editing-cycles>
    <meta:generator>LibreOffice/6.0.7.3$Linux_X86_64 LibreOffice_project/00m0$Build-3</meta:generator>
    <meta:document-statistic meta:object-count="21"/>
  </office:meta>
</office:document-meta>
</file>